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82.4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175.44pt"/>
    </style:style>
    <style:style style:name="co7" style:family="table-column">
      <style:table-column-properties fo:break-before="auto" style:column-width="201.71pt"/>
    </style:style>
    <style:style style:name="co8" style:family="table-column">
      <style:table-column-properties fo:break-before="auto" style:column-width="200.95pt"/>
    </style:style>
    <style:style style:name="co9" style:family="table-column">
      <style:table-column-properties fo:break-before="auto" style:column-width="227.2pt"/>
    </style:style>
    <style:style style:name="co10" style:family="table-column">
      <style:table-column-properties fo:break-before="auto" style:column-width="190.09pt"/>
    </style:style>
    <style:style style:name="co11" style:family="table-column">
      <style:table-column-properties fo:break-before="auto" style:column-width="216.34pt"/>
    </style:style>
    <style:style style:name="co12" style:family="table-column">
      <style:table-column-properties fo:break-before="auto" style:column-width="143.8pt"/>
    </style:style>
    <style:style style:name="co13" style:family="table-column">
      <style:table-column-properties fo:break-before="auto" style:column-width="170.05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6_SPL_K200503PR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  <table:table-cell office:value-type="string" calcext:value-type="string">
            <text:p>HD01_VD05</text:p>
          </table:table-cell>
          <table:table-cell office:value-type="string" calcext:value-type="string">
            <text:p>HD02_VD05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Total: - Born in Puerto Rico</text:p>
          </table:table-cell>
          <table:table-cell office:value-type="string" calcext:value-type="string">
            <text:p>Margin of Error; Total: - Born in Puerto Rico</text:p>
          </table:table-cell>
          <table:table-cell office:value-type="string" calcext:value-type="string">
            <text:p>Estimate; Total: - Born in the United States</text:p>
          </table:table-cell>
          <table:table-cell office:value-type="string" calcext:value-type="string">
            <text:p>Margin of Error; Total: - Born in the United States</text:p>
          </table:table-cell>
          <table:table-cell office:value-type="string" calcext:value-type="string">
            <text:p>Estimate; Total: - Native, born elsewhere</text:p>
          </table:table-cell>
          <table:table-cell office:value-type="string" calcext:value-type="string">
            <text:p>Margin of Error; Total: - Native, born elsewhere</text:p>
          </table:table-cell>
          <table:table-cell office:value-type="string" calcext:value-type="string">
            <text:p>Estimate; Total: - Foreign born</text:p>
          </table:table-cell>
          <table:table-cell office:value-type="string" calcext:value-type="string">
            <text:p>Margin of Error; Total: - Foreign born</text:p>
          </table:table-cell>
        </table:table-row>
        <table:table-row table:style-name="ro1">
          <table:table-cell office:value-type="string" calcext:value-type="string">
            <text:p>0500000US72003</text:p>
          </table:table-cell>
          <table:table-cell office:value-type="float" office:value="72003" calcext:value-type="float">
            <text:p>72003</text:p>
          </table:table-cell>
          <table:table-cell office:value-type="string" calcext:value-type="string">
            <text:p>Aguada Municipio, Puerto Rico</text:p>
          </table:table-cell>
          <table:table-cell office:value-type="float" office:value="38938" calcext:value-type="float">
            <text:p>38938</text:p>
          </table:table-cell>
          <table:table-cell office:value-type="string" calcext:value-type="string">
            <text:p>*****</text:p>
          </table:table-cell>
          <table:table-cell office:value-type="float" office:value="35433" calcext:value-type="float">
            <text:p>35433</text:p>
          </table:table-cell>
          <table:table-cell office:value-type="float" office:value="1233" calcext:value-type="float">
            <text:p>1233</text:p>
          </table:table-cell>
          <table:table-cell office:value-type="float" office:value="2979" calcext:value-type="float">
            <text:p>2979</text:p>
          </table:table-cell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526" calcext:value-type="float">
            <text:p>526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0500000US72005</text:p>
          </table:table-cell>
          <table:table-cell office:value-type="float" office:value="72005" calcext:value-type="float">
            <text:p>72005</text:p>
          </table:table-cell>
          <table:table-cell office:value-type="string" calcext:value-type="string">
            <text:p>Aguadilla Municipio, Puerto Rico</text:p>
          </table:table-cell>
          <table:table-cell office:value-type="float" office:value="54582" calcext:value-type="float">
            <text:p>54582</text:p>
          </table:table-cell>
          <table:table-cell office:value-type="string" calcext:value-type="string">
            <text:p>*****</text:p>
          </table:table-cell>
          <table:table-cell office:value-type="float" office:value="48922" calcext:value-type="float">
            <text:p>48922</text:p>
          </table:table-cell>
          <table:table-cell office:value-type="float" office:value="1258" calcext:value-type="float">
            <text:p>1258</text:p>
          </table:table-cell>
          <table:table-cell office:value-type="float" office:value="4750" calcext:value-type="float">
            <text:p>4750</text:p>
          </table:table-cell>
          <table:table-cell office:value-type="float" office:value="1199" calcext:value-type="float">
            <text:p>1199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747" calcext:value-type="float">
            <text:p>747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0500000US72009</text:p>
          </table:table-cell>
          <table:table-cell office:value-type="float" office:value="72009" calcext:value-type="float">
            <text:p>72009</text:p>
          </table:table-cell>
          <table:table-cell office:value-type="string" calcext:value-type="string">
            <text:p>Aibonito Municipio, Puerto Rico</text:p>
          </table:table-cell>
          <table:table-cell office:value-type="float" office:value="23605" calcext:value-type="float">
            <text:p>23605</text:p>
          </table:table-cell>
          <table:table-cell office:value-type="string" calcext:value-type="string">
            <text:p>*****</text:p>
          </table:table-cell>
          <table:table-cell office:value-type="float" office:value="21913" calcext:value-type="float">
            <text:p>21913</text:p>
          </table:table-cell>
          <table:table-cell office:value-type="float" office:value="791" calcext:value-type="float">
            <text:p>791</text:p>
          </table:table-cell>
          <table:table-cell office:value-type="float" office:value="1270" calcext:value-type="float">
            <text:p>1270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422" calcext:value-type="float">
            <text:p>42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0500000US72013</text:p>
          </table:table-cell>
          <table:table-cell office:value-type="float" office:value="72013" calcext:value-type="float">
            <text:p>72013</text:p>
          </table:table-cell>
          <table:table-cell office:value-type="string" calcext:value-type="string">
            <text:p>Arecibo Municipio, Puerto Rico</text:p>
          </table:table-cell>
          <table:table-cell office:value-type="float" office:value="87939" calcext:value-type="float">
            <text:p>87939</text:p>
          </table:table-cell>
          <table:table-cell office:value-type="string" calcext:value-type="string">
            <text:p>*****</text:p>
          </table:table-cell>
          <table:table-cell office:value-type="float" office:value="83996" calcext:value-type="float">
            <text:p>83996</text:p>
          </table:table-cell>
          <table:table-cell office:value-type="float" office:value="1366" calcext:value-type="float">
            <text:p>1366</text:p>
          </table:table-cell>
          <table:table-cell office:value-type="float" office:value="3438" calcext:value-type="float">
            <text:p>3438</text:p>
          </table:table-cell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505" calcext:value-type="float">
            <text:p>505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0500000US72017</text:p>
          </table:table-cell>
          <table:table-cell office:value-type="float" office:value="72017" calcext:value-type="float">
            <text:p>72017</text:p>
          </table:table-cell>
          <table:table-cell office:value-type="string" calcext:value-type="string">
            <text:p>Barceloneta Municipio, Puerto Rico</text:p>
          </table:table-cell>
          <table:table-cell office:value-type="float" office:value="23912" calcext:value-type="float">
            <text:p>23912</text:p>
          </table:table-cell>
          <table:table-cell office:value-type="float" office:value="3497" calcext:value-type="float">
            <text:p>3497</text:p>
          </table:table-cell>
          <table:table-cell office:value-type="float" office:value="22424" calcext:value-type="float">
            <text:p>22424</text:p>
          </table:table-cell>
          <table:table-cell office:value-type="float" office:value="3386" calcext:value-type="float">
            <text:p>3386</text:p>
          </table:table-cell>
          <table:table-cell office:value-type="float" office:value="1012" calcext:value-type="float">
            <text:p>1012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476" calcext:value-type="float">
            <text:p>476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0500000US72021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>Bayamón Municipio, Puerto Rico</text:p>
          </table:table-cell>
          <table:table-cell office:value-type="float" office:value="184374" calcext:value-type="float">
            <text:p>184374</text:p>
          </table:table-cell>
          <table:table-cell office:value-type="string" calcext:value-type="string">
            <text:p>*****</text:p>
          </table:table-cell>
          <table:table-cell office:value-type="float" office:value="168091" calcext:value-type="float">
            <text:p>168091</text:p>
          </table:table-cell>
          <table:table-cell office:value-type="float" office:value="2557" calcext:value-type="float">
            <text:p>2557</text:p>
          </table:table-cell>
          <table:table-cell office:value-type="float" office:value="9722" calcext:value-type="float">
            <text:p>9722</text:p>
          </table:table-cell>
          <table:table-cell office:value-type="float" office:value="1737" calcext:value-type="float">
            <text:p>1737</text:p>
          </table:table-cell>
          <table:table-cell office:value-type="float" office:value="519" calcext:value-type="float">
            <text:p>519</text:p>
          </table:table-cell>
          <table:table-cell office:value-type="float" office:value="264" calcext:value-type="float">
            <text:p>264</text:p>
          </table:table-cell>
          <table:table-cell office:value-type="float" office:value="6042" calcext:value-type="float">
            <text:p>6042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string" calcext:value-type="string">
            <text:p>0500000US72023</text:p>
          </table:table-cell>
          <table:table-cell office:value-type="float" office:value="72023" calcext:value-type="float">
            <text:p>72023</text:p>
          </table:table-cell>
          <table:table-cell office:value-type="string" calcext:value-type="string">
            <text:p>Cabo Rojo Municipio, Puerto Rico</text:p>
          </table:table-cell>
          <table:table-cell office:value-type="float" office:value="49361" calcext:value-type="float">
            <text:p>49361</text:p>
          </table:table-cell>
          <table:table-cell office:value-type="string" calcext:value-type="string">
            <text:p>*****</text:p>
          </table:table-cell>
          <table:table-cell office:value-type="float" office:value="46659" calcext:value-type="float">
            <text:p>46659</text:p>
          </table:table-cell>
          <table:table-cell office:value-type="float" office:value="1331" calcext:value-type="float">
            <text:p>1331</text:p>
          </table:table-cell>
          <table:table-cell office:value-type="float" office:value="2310" calcext:value-type="float">
            <text:p>2310</text:p>
          </table:table-cell>
          <table:table-cell office:value-type="float" office:value="1290" calcext:value-type="float">
            <text:p>1290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354" calcext:value-type="float">
            <text:p>35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0500000US72025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>Caguas Municipio, Puerto Rico</text:p>
          </table:table-cell>
          <table:table-cell office:value-type="float" office:value="132164" calcext:value-type="float">
            <text:p>132164</text:p>
          </table:table-cell>
          <table:table-cell office:value-type="string" calcext:value-type="string">
            <text:p>*****</text:p>
          </table:table-cell>
          <table:table-cell office:value-type="float" office:value="122164" calcext:value-type="float">
            <text:p>122164</text:p>
          </table:table-cell>
          <table:table-cell office:value-type="float" office:value="1964" calcext:value-type="float">
            <text:p>1964</text:p>
          </table:table-cell>
          <table:table-cell office:value-type="float" office:value="6981" calcext:value-type="float">
            <text:p>6981</text:p>
          </table:table-cell>
          <table:table-cell office:value-type="float" office:value="1673" calcext:value-type="float">
            <text:p>1673</text:p>
          </table:table-cell>
          <table:table-cell office:value-type="float" office:value="506" calcext:value-type="float">
            <text:p>506</text:p>
          </table:table-cell>
          <table:table-cell office:value-type="float" office:value="339" calcext:value-type="float">
            <text:p>339</text:p>
          </table:table-cell>
          <table:table-cell office:value-type="float" office:value="2513" calcext:value-type="float">
            <text:p>251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0500000US72029</text:p>
          </table:table-cell>
          <table:table-cell office:value-type="float" office:value="72029" calcext:value-type="float">
            <text:p>72029</text:p>
          </table:table-cell>
          <table:table-cell office:value-type="string" calcext:value-type="string">
            <text:p>Canóvanas Municipio, Puerto Rico</text:p>
          </table:table-cell>
          <table:table-cell office:value-type="float" office:value="46477" calcext:value-type="float">
            <text:p>46477</text:p>
          </table:table-cell>
          <table:table-cell office:value-type="string" calcext:value-type="string">
            <text:p>*****</text:p>
          </table:table-cell>
          <table:table-cell office:value-type="float" office:value="43059" calcext:value-type="float">
            <text:p>43059</text:p>
          </table:table-cell>
          <table:table-cell office:value-type="float" office:value="981" calcext:value-type="float">
            <text:p>981</text:p>
          </table:table-cell>
          <table:table-cell office:value-type="float" office:value="1747" calcext:value-type="float">
            <text:p>1747</text:p>
          </table:table-cell>
          <table:table-cell office:value-type="float" office:value="685" calcext:value-type="float">
            <text:p>685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1607" calcext:value-type="float">
            <text:p>1607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0500000US72031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>Carolina Municipio, Puerto Rico</text:p>
          </table:table-cell>
          <table:table-cell office:value-type="float" office:value="158457" calcext:value-type="float">
            <text:p>158457</text:p>
          </table:table-cell>
          <table:table-cell office:value-type="string" calcext:value-type="string">
            <text:p>*****</text:p>
          </table:table-cell>
          <table:table-cell office:value-type="float" office:value="137845" calcext:value-type="float">
            <text:p>137845</text:p>
          </table:table-cell>
          <table:table-cell office:value-type="float" office:value="2072" calcext:value-type="float">
            <text:p>2072</text:p>
          </table:table-cell>
          <table:table-cell office:value-type="float" office:value="8494" calcext:value-type="float">
            <text:p>8494</text:p>
          </table:table-cell>
          <table:table-cell office:value-type="float" office:value="1442" calcext:value-type="float">
            <text:p>1442</text:p>
          </table:table-cell>
          <table:table-cell office:value-type="float" office:value="1256" calcext:value-type="float">
            <text:p>1256</text:p>
          </table:table-cell>
          <table:table-cell office:value-type="float" office:value="761" calcext:value-type="float">
            <text:p>761</text:p>
          </table:table-cell>
          <table:table-cell office:value-type="float" office:value="10862" calcext:value-type="float">
            <text:p>10862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string" calcext:value-type="string">
            <text:p>0500000US72033</text:p>
          </table:table-cell>
          <table:table-cell office:value-type="float" office:value="72033" calcext:value-type="float">
            <text:p>72033</text:p>
          </table:table-cell>
          <table:table-cell office:value-type="string" calcext:value-type="string">
            <text:p>Cataño Municipio, Puerto Rico</text:p>
          </table:table-cell>
          <table:table-cell office:value-type="float" office:value="24968" calcext:value-type="float">
            <text:p>24968</text:p>
          </table:table-cell>
          <table:table-cell office:value-type="string" calcext:value-type="string">
            <text:p>*****</text:p>
          </table:table-cell>
          <table:table-cell office:value-type="float" office:value="23468" calcext:value-type="float">
            <text:p>23468</text:p>
          </table:table-cell>
          <table:table-cell office:value-type="float" office:value="600" calcext:value-type="float">
            <text:p>600</text:p>
          </table:table-cell>
          <table:table-cell office:value-type="float" office:value="957" calcext:value-type="float">
            <text:p>957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543" calcext:value-type="float">
            <text:p>543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0500000US72035</text:p>
          </table:table-cell>
          <table:table-cell office:value-type="float" office:value="72035" calcext:value-type="float">
            <text:p>72035</text:p>
          </table:table-cell>
          <table:table-cell office:value-type="string" calcext:value-type="string">
            <text:p>Cayey Municipio, Puerto Rico</text:p>
          </table:table-cell>
          <table:table-cell office:value-type="float" office:value="44796" calcext:value-type="float">
            <text:p>44796</text:p>
          </table:table-cell>
          <table:table-cell office:value-type="string" calcext:value-type="string">
            <text:p>*****</text:p>
          </table:table-cell>
          <table:table-cell office:value-type="float" office:value="42063" calcext:value-type="float">
            <text:p>42063</text:p>
          </table:table-cell>
          <table:table-cell office:value-type="float" office:value="1148" calcext:value-type="float">
            <text:p>1148</text:p>
          </table:table-cell>
          <table:table-cell office:value-type="float" office:value="2421" calcext:value-type="float">
            <text:p>2421</text:p>
          </table:table-cell>
          <table:table-cell office:value-type="float" office:value="1066" calcext:value-type="float">
            <text:p>1066</text:p>
          </table:table-cell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  <table:table-cell office:value-type="float" office:value="264" calcext:value-type="float">
            <text:p>26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0500000US72041</text:p>
          </table:table-cell>
          <table:table-cell office:value-type="float" office:value="72041" calcext:value-type="float">
            <text:p>72041</text:p>
          </table:table-cell>
          <table:table-cell office:value-type="string" calcext:value-type="string">
            <text:p>Cidra Municipio, Puerto Rico</text:p>
          </table:table-cell>
          <table:table-cell office:value-type="float" office:value="40599" calcext:value-type="float">
            <text:p>40599</text:p>
          </table:table-cell>
          <table:table-cell office:value-type="string" calcext:value-type="string">
            <text:p>*****</text:p>
          </table:table-cell>
          <table:table-cell office:value-type="float" office:value="39491" calcext:value-type="float">
            <text:p>39491</text:p>
          </table:table-cell>
          <table:table-cell office:value-type="float" office:value="633" calcext:value-type="float">
            <text:p>633</text:p>
          </table:table-cell>
          <table:table-cell office:value-type="float" office:value="569" calcext:value-type="float">
            <text:p>569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539" calcext:value-type="float">
            <text:p>539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0500000US72043</text:p>
          </table:table-cell>
          <table:table-cell office:value-type="float" office:value="72043" calcext:value-type="float">
            <text:p>72043</text:p>
          </table:table-cell>
          <table:table-cell office:value-type="string" calcext:value-type="string">
            <text:p>Coamo Municipio, Puerto Rico</text:p>
          </table:table-cell>
          <table:table-cell office:value-type="float" office:value="39558" calcext:value-type="float">
            <text:p>39558</text:p>
          </table:table-cell>
          <table:table-cell office:value-type="string" calcext:value-type="string">
            <text:p>*****</text:p>
          </table:table-cell>
          <table:table-cell office:value-type="float" office:value="36117" calcext:value-type="float">
            <text:p>36117</text:p>
          </table:table-cell>
          <table:table-cell office:value-type="float" office:value="1431" calcext:value-type="float">
            <text:p>1431</text:p>
          </table:table-cell>
          <table:table-cell office:value-type="float" office:value="2821" calcext:value-type="float">
            <text:p>2821</text:p>
          </table:table-cell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620" calcext:value-type="float">
            <text:p>62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0500000US72045</text:p>
          </table:table-cell>
          <table:table-cell office:value-type="float" office:value="72045" calcext:value-type="float">
            <text:p>72045</text:p>
          </table:table-cell>
          <table:table-cell office:value-type="string" calcext:value-type="string">
            <text:p>Comerío Municipio, Puerto Rico</text:p>
          </table:table-cell>
          <table:table-cell office:value-type="float" office:value="19699" calcext:value-type="float">
            <text:p>19699</text:p>
          </table:table-cell>
          <table:table-cell office:value-type="string" calcext:value-type="string">
            <text:p>*****</text:p>
          </table:table-cell>
          <table:table-cell office:value-type="float" office:value="19036" calcext:value-type="float">
            <text:p>19036</text:p>
          </table:table-cell>
          <table:table-cell office:value-type="float" office:value="392" calcext:value-type="float">
            <text:p>392</text:p>
          </table:table-cell>
          <table:table-cell office:value-type="float" office:value="427" calcext:value-type="float">
            <text:p>427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0500000US72051</text:p>
          </table:table-cell>
          <table:table-cell office:value-type="float" office:value="72051" calcext:value-type="float">
            <text:p>72051</text:p>
          </table:table-cell>
          <table:table-cell office:value-type="string" calcext:value-type="string">
            <text:p>Dorado Municipio, Puerto Rico</text:p>
          </table:table-cell>
          <table:table-cell office:value-type="float" office:value="37536" calcext:value-type="float">
            <text:p>37536</text:p>
          </table:table-cell>
          <table:table-cell office:value-type="string" calcext:value-type="string">
            <text:p>*****</text:p>
          </table:table-cell>
          <table:table-cell office:value-type="float" office:value="35317" calcext:value-type="float">
            <text:p>35317</text:p>
          </table:table-cell>
          <table:table-cell office:value-type="float" office:value="865" calcext:value-type="float">
            <text:p>865</text:p>
          </table:table-cell>
          <table:table-cell office:value-type="float" office:value="1512" calcext:value-type="float">
            <text:p>1512</text:p>
          </table:table-cell>
          <table:table-cell office:value-type="float" office:value="708" calcext:value-type="float">
            <text:p>708</text:p>
          </table:table-cell>
          <table:table-cell office:value-type="float" office:value="64" calcext:value-type="float">
            <text:p>64</text:p>
          </table:table-cell>
          <table:table-cell office:value-type="float" office:value="110" calcext:value-type="float">
            <text:p>110</text:p>
          </table:table-cell>
          <table:table-cell office:value-type="float" office:value="643" calcext:value-type="float">
            <text:p>643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0500000US72053</text:p>
          </table:table-cell>
          <table:table-cell office:value-type="float" office:value="72053" calcext:value-type="float">
            <text:p>72053</text:p>
          </table:table-cell>
          <table:table-cell office:value-type="string" calcext:value-type="string">
            <text:p>Fajardo Municipio, Puerto Rico</text:p>
          </table:table-cell>
          <table:table-cell office:value-type="float" office:value="32219" calcext:value-type="float">
            <text:p>32219</text:p>
          </table:table-cell>
          <table:table-cell office:value-type="string" calcext:value-type="string">
            <text:p>*****</text:p>
          </table:table-cell>
          <table:table-cell office:value-type="float" office:value="28738" calcext:value-type="float">
            <text:p>28738</text:p>
          </table:table-cell>
          <table:table-cell office:value-type="float" office:value="931" calcext:value-type="float">
            <text:p>931</text:p>
          </table:table-cell>
          <table:table-cell office:value-type="float" office:value="2500" calcext:value-type="float">
            <text:p>2500</text:p>
          </table:table-cell>
          <table:table-cell office:value-type="float" office:value="802" calcext:value-type="float">
            <text:p>802</text:p>
          </table:table-cell>
          <table:table-cell office:value-type="float" office:value="191" calcext:value-type="float">
            <text:p>191</text:p>
          </table:table-cell>
          <table:table-cell office:value-type="float" office:value="205" calcext:value-type="float">
            <text:p>205</text:p>
          </table:table-cell>
          <table:table-cell office:value-type="float" office:value="790" calcext:value-type="float">
            <text:p>79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0500000US72057</text:p>
          </table:table-cell>
          <table:table-cell office:value-type="float" office:value="72057" calcext:value-type="float">
            <text:p>72057</text:p>
          </table:table-cell>
          <table:table-cell office:value-type="string" calcext:value-type="string">
            <text:p>Guayama Municipio, Puerto Rico</text:p>
          </table:table-cell>
          <table:table-cell office:value-type="float" office:value="42063" calcext:value-type="float">
            <text:p>42063</text:p>
          </table:table-cell>
          <table:table-cell office:value-type="string" calcext:value-type="string">
            <text:p>*****</text:p>
          </table:table-cell>
          <table:table-cell office:value-type="float" office:value="40264" calcext:value-type="float">
            <text:p>40264</text:p>
          </table:table-cell>
          <table:table-cell office:value-type="float" office:value="729" calcext:value-type="float">
            <text:p>729</text:p>
          </table:table-cell>
          <table:table-cell office:value-type="float" office:value="1645" calcext:value-type="float">
            <text:p>1645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54" calcext:value-type="float">
            <text:p>15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0500000US72061</text:p>
          </table:table-cell>
          <table:table-cell office:value-type="float" office:value="72061" calcext:value-type="float">
            <text:p>72061</text:p>
          </table:table-cell>
          <table:table-cell office:value-type="string" calcext:value-type="string">
            <text:p>Guaynabo Municipio, Puerto Rico</text:p>
          </table:table-cell>
          <table:table-cell office:value-type="float" office:value="89307" calcext:value-type="float">
            <text:p>89307</text:p>
          </table:table-cell>
          <table:table-cell office:value-type="string" calcext:value-type="string">
            <text:p>*****</text:p>
          </table:table-cell>
          <table:table-cell office:value-type="float" office:value="79268" calcext:value-type="float">
            <text:p>79268</text:p>
          </table:table-cell>
          <table:table-cell office:value-type="float" office:value="1758" calcext:value-type="float">
            <text:p>1758</text:p>
          </table:table-cell>
          <table:table-cell office:value-type="float" office:value="3114" calcext:value-type="float">
            <text:p>3114</text:p>
          </table:table-cell>
          <table:table-cell office:value-type="float" office:value="895" calcext:value-type="float">
            <text:p>895</text:p>
          </table:table-cell>
          <table:table-cell office:value-type="float" office:value="600" calcext:value-type="float">
            <text:p>600</text:p>
          </table:table-cell>
          <table:table-cell office:value-type="float" office:value="353" calcext:value-type="float">
            <text:p>353</text:p>
          </table:table-cell>
          <table:table-cell office:value-type="float" office:value="6325" calcext:value-type="float">
            <text:p>6325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0500000US72063</text:p>
          </table:table-cell>
          <table:table-cell office:value-type="float" office:value="72063" calcext:value-type="float">
            <text:p>72063</text:p>
          </table:table-cell>
          <table:table-cell office:value-type="string" calcext:value-type="string">
            <text:p>Gurabo Municipio, Puerto Rico</text:p>
          </table:table-cell>
          <table:table-cell office:value-type="float" office:value="47269" calcext:value-type="float">
            <text:p>47269</text:p>
          </table:table-cell>
          <table:table-cell office:value-type="string" calcext:value-type="string">
            <text:p>*****</text:p>
          </table:table-cell>
          <table:table-cell office:value-type="float" office:value="45587" calcext:value-type="float">
            <text:p>45587</text:p>
          </table:table-cell>
          <table:table-cell office:value-type="float" office:value="770" calcext:value-type="float">
            <text:p>770</text:p>
          </table:table-cell>
          <table:table-cell office:value-type="float" office:value="1052" calcext:value-type="float">
            <text:p>1052</text:p>
          </table:table-cell>
          <table:table-cell office:value-type="float" office:value="578" calcext:value-type="float">
            <text:p>578</text:p>
          </table:table-cell>
          <table:table-cell office:value-type="float" office:value="189" calcext:value-type="float">
            <text:p>189</text:p>
          </table:table-cell>
          <table:table-cell office:value-type="float" office:value="314" calcext:value-type="float">
            <text:p>314</text:p>
          </table:table-cell>
          <table:table-cell office:value-type="float" office:value="441" calcext:value-type="float">
            <text:p>44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0500000US72065</text:p>
          </table:table-cell>
          <table:table-cell office:value-type="float" office:value="72065" calcext:value-type="float">
            <text:p>72065</text:p>
          </table:table-cell>
          <table:table-cell office:value-type="string" calcext:value-type="string">
            <text:p>Hatillo Municipio, Puerto Rico</text:p>
          </table:table-cell>
          <table:table-cell office:value-type="float" office:value="40676" calcext:value-type="float">
            <text:p>40676</text:p>
          </table:table-cell>
          <table:table-cell office:value-type="string" calcext:value-type="string">
            <text:p>*****</text:p>
          </table:table-cell>
          <table:table-cell office:value-type="float" office:value="38729" calcext:value-type="float">
            <text:p>38729</text:p>
          </table:table-cell>
          <table:table-cell office:value-type="float" office:value="848" calcext:value-type="float">
            <text:p>848</text:p>
          </table:table-cell>
          <table:table-cell office:value-type="float" office:value="1603" calcext:value-type="float">
            <text:p>1603</text:p>
          </table:table-cell>
          <table:table-cell office:value-type="float" office:value="710" calcext:value-type="float">
            <text:p>710</text:p>
          </table:table-cell>
          <table:table-cell office:value-type="float" office:value="169" calcext:value-type="float">
            <text:p>169</text:p>
          </table:table-cell>
          <table:table-cell office:value-type="float" office:value="303" calcext:value-type="float">
            <text:p>303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0500000US72069</text:p>
          </table:table-cell>
          <table:table-cell office:value-type="float" office:value="72069" calcext:value-type="float">
            <text:p>72069</text:p>
          </table:table-cell>
          <table:table-cell office:value-type="string" calcext:value-type="string">
            <text:p>Humacao Municipio, Puerto Rico</text:p>
          </table:table-cell>
          <table:table-cell office:value-type="float" office:value="53895" calcext:value-type="float">
            <text:p>53895</text:p>
          </table:table-cell>
          <table:table-cell office:value-type="string" calcext:value-type="string">
            <text:p>*****</text:p>
          </table:table-cell>
          <table:table-cell office:value-type="float" office:value="50863" calcext:value-type="float">
            <text:p>50863</text:p>
          </table:table-cell>
          <table:table-cell office:value-type="float" office:value="901" calcext:value-type="float">
            <text:p>901</text:p>
          </table:table-cell>
          <table:table-cell office:value-type="float" office:value="2360" calcext:value-type="float">
            <text:p>2360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672" calcext:value-type="float">
            <text:p>672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0500000US72071</text:p>
          </table:table-cell>
          <table:table-cell office:value-type="float" office:value="72071" calcext:value-type="float">
            <text:p>72071</text:p>
          </table:table-cell>
          <table:table-cell office:value-type="string" calcext:value-type="string">
            <text:p>Isabela Municipio, Puerto Rico</text:p>
          </table:table-cell>
          <table:table-cell office:value-type="float" office:value="42744" calcext:value-type="float">
            <text:p>42744</text:p>
          </table:table-cell>
          <table:table-cell office:value-type="string" calcext:value-type="string">
            <text:p>*****</text:p>
          </table:table-cell>
          <table:table-cell office:value-type="float" office:value="38782" calcext:value-type="float">
            <text:p>38782</text:p>
          </table:table-cell>
          <table:table-cell office:value-type="float" office:value="1539" calcext:value-type="float">
            <text:p>1539</text:p>
          </table:table-cell>
          <table:table-cell office:value-type="float" office:value="3195" calcext:value-type="float">
            <text:p>3195</text:p>
          </table:table-cell>
          <table:table-cell office:value-type="float" office:value="1447" calcext:value-type="float">
            <text:p>1447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767" calcext:value-type="float">
            <text:p>767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0500000US72075</text:p>
          </table:table-cell>
          <table:table-cell office:value-type="float" office:value="72075" calcext:value-type="float">
            <text:p>72075</text:p>
          </table:table-cell>
          <table:table-cell office:value-type="string" calcext:value-type="string">
            <text:p>Juana Díaz Municipio, Puerto Rico</text:p>
          </table:table-cell>
          <table:table-cell office:value-type="float" office:value="47309" calcext:value-type="float">
            <text:p>47309</text:p>
          </table:table-cell>
          <table:table-cell office:value-type="string" calcext:value-type="string">
            <text:p>*****</text:p>
          </table:table-cell>
          <table:table-cell office:value-type="float" office:value="45873" calcext:value-type="float">
            <text:p>45873</text:p>
          </table:table-cell>
          <table:table-cell office:value-type="float" office:value="608" calcext:value-type="float">
            <text:p>608</text:p>
          </table:table-cell>
          <table:table-cell office:value-type="float" office:value="1363" calcext:value-type="float">
            <text:p>1363</text:p>
          </table:table-cell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500000US72079</text:p>
          </table:table-cell>
          <table:table-cell office:value-type="float" office:value="72079" calcext:value-type="float">
            <text:p>72079</text:p>
          </table:table-cell>
          <table:table-cell office:value-type="string" calcext:value-type="string">
            <text:p>Lajas Municipio, Puerto Rico</text:p>
          </table:table-cell>
          <table:table-cell office:value-type="float" office:value="23434" calcext:value-type="float">
            <text:p>23434</text:p>
          </table:table-cell>
          <table:table-cell office:value-type="string" calcext:value-type="string">
            <text:p>*****</text:p>
          </table:table-cell>
          <table:table-cell office:value-type="float" office:value="22471" calcext:value-type="float">
            <text:p>22471</text:p>
          </table:table-cell>
          <table:table-cell office:value-type="float" office:value="568" calcext:value-type="float">
            <text:p>568</text:p>
          </table:table-cell>
          <table:table-cell office:value-type="float" office:value="761" calcext:value-type="float">
            <text:p>761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202" calcext:value-type="float">
            <text:p>202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0500000US72081</text:p>
          </table:table-cell>
          <table:table-cell office:value-type="float" office:value="72081" calcext:value-type="float">
            <text:p>72081</text:p>
          </table:table-cell>
          <table:table-cell office:value-type="string" calcext:value-type="string">
            <text:p>Lares Municipio, Puerto Rico</text:p>
          </table:table-cell>
          <table:table-cell office:value-type="float" office:value="26629" calcext:value-type="float">
            <text:p>26629</text:p>
          </table:table-cell>
          <table:table-cell office:value-type="string" calcext:value-type="string">
            <text:p>*****</text:p>
          </table:table-cell>
          <table:table-cell office:value-type="float" office:value="25233" calcext:value-type="float">
            <text:p>25233</text:p>
          </table:table-cell>
          <table:table-cell office:value-type="float" office:value="828" calcext:value-type="float">
            <text:p>828</text:p>
          </table:table-cell>
          <table:table-cell office:value-type="float" office:value="1144" calcext:value-type="float">
            <text:p>1144</text:p>
          </table:table-cell>
          <table:table-cell office:value-type="float" office:value="729" calcext:value-type="float">
            <text:p>729</text:p>
          </table:table-cell>
          <table:table-cell office:value-type="float" office:value="116" calcext:value-type="float">
            <text:p>116</text:p>
          </table:table-cell>
          <table:table-cell office:value-type="float" office:value="178" calcext:value-type="float">
            <text:p>178</text:p>
          </table:table-cell>
          <table:table-cell office:value-type="float" office:value="136" calcext:value-type="float">
            <text:p>13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0500000US72085</text:p>
          </table:table-cell>
          <table:table-cell office:value-type="float" office:value="72085" calcext:value-type="float">
            <text:p>72085</text:p>
          </table:table-cell>
          <table:table-cell office:value-type="string" calcext:value-type="string">
            <text:p>Las Piedras Municipio, Puerto Rico</text:p>
          </table:table-cell>
          <table:table-cell office:value-type="float" office:value="38049" calcext:value-type="float">
            <text:p>38049</text:p>
          </table:table-cell>
          <table:table-cell office:value-type="string" calcext:value-type="string">
            <text:p>*****</text:p>
          </table:table-cell>
          <table:table-cell office:value-type="float" office:value="35946" calcext:value-type="float">
            <text:p>35946</text:p>
          </table:table-cell>
          <table:table-cell office:value-type="float" office:value="951" calcext:value-type="float">
            <text:p>951</text:p>
          </table:table-cell>
          <table:table-cell office:value-type="float" office:value="1964" calcext:value-type="float">
            <text:p>1964</text:p>
          </table:table-cell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39" calcext:value-type="float">
            <text:p>13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0500000US72087</text:p>
          </table:table-cell>
          <table:table-cell office:value-type="float" office:value="72087" calcext:value-type="float">
            <text:p>72087</text:p>
          </table:table-cell>
          <table:table-cell office:value-type="string" calcext:value-type="string">
            <text:p>Loíza Municipio, Puerto Rico</text:p>
          </table:table-cell>
          <table:table-cell office:value-type="float" office:value="26583" calcext:value-type="float">
            <text:p>26583</text:p>
          </table:table-cell>
          <table:table-cell office:value-type="string" calcext:value-type="string">
            <text:p>*****</text:p>
          </table:table-cell>
          <table:table-cell office:value-type="float" office:value="25111" calcext:value-type="float">
            <text:p>25111</text:p>
          </table:table-cell>
          <table:table-cell office:value-type="float" office:value="762" calcext:value-type="float">
            <text:p>762</text:p>
          </table:table-cell>
          <table:table-cell office:value-type="float" office:value="640" calcext:value-type="float">
            <text:p>640</text:p>
          </table:table-cell>
          <table:table-cell office:value-type="float" office:value="355" calcext:value-type="float">
            <text:p>355</text:p>
          </table:table-cell>
          <table:table-cell office:value-type="float" office:value="100" calcext:value-type="float">
            <text:p>100</text:p>
          </table:table-cell>
          <table:table-cell office:value-type="float" office:value="136" calcext:value-type="float">
            <text:p>136</text:p>
          </table:table-cell>
          <table:table-cell office:value-type="float" office:value="732" calcext:value-type="float">
            <text:p>732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0500000US72091</text:p>
          </table:table-cell>
          <table:table-cell office:value-type="float" office:value="72091" calcext:value-type="float">
            <text:p>72091</text:p>
          </table:table-cell>
          <table:table-cell office:value-type="string" calcext:value-type="string">
            <text:p>Manatí Municipio, Puerto Rico</text:p>
          </table:table-cell>
          <table:table-cell office:value-type="float" office:value="39941" calcext:value-type="float">
            <text:p>39941</text:p>
          </table:table-cell>
          <table:table-cell office:value-type="string" calcext:value-type="string">
            <text:p>*****</text:p>
          </table:table-cell>
          <table:table-cell office:value-type="float" office:value="36715" calcext:value-type="float">
            <text:p>36715</text:p>
          </table:table-cell>
          <table:table-cell office:value-type="float" office:value="1136" calcext:value-type="float">
            <text:p>1136</text:p>
          </table:table-cell>
          <table:table-cell office:value-type="float" office:value="3154" calcext:value-type="float">
            <text:p>3154</text:p>
          </table:table-cell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72" calcext:value-type="float">
            <text:p>7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0500000US72097</text:p>
          </table:table-cell>
          <table:table-cell office:value-type="float" office:value="72097" calcext:value-type="float">
            <text:p>72097</text:p>
          </table:table-cell>
          <table:table-cell office:value-type="string" calcext:value-type="string">
            <text:p>Mayagüez Municipio, Puerto Rico</text:p>
          </table:table-cell>
          <table:table-cell office:value-type="float" office:value="77748" calcext:value-type="float">
            <text:p>77748</text:p>
          </table:table-cell>
          <table:table-cell office:value-type="string" calcext:value-type="string">
            <text:p>*****</text:p>
          </table:table-cell>
          <table:table-cell office:value-type="float" office:value="72087" calcext:value-type="float">
            <text:p>72087</text:p>
          </table:table-cell>
          <table:table-cell office:value-type="float" office:value="1302" calcext:value-type="float">
            <text:p>1302</text:p>
          </table:table-cell>
          <table:table-cell office:value-type="float" office:value="4101" calcext:value-type="float">
            <text:p>4101</text:p>
          </table:table-cell>
          <table:table-cell office:value-type="float" office:value="1137" calcext:value-type="float">
            <text:p>1137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413" calcext:value-type="float">
            <text:p>14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0500000US72099</text:p>
          </table:table-cell>
          <table:table-cell office:value-type="float" office:value="72099" calcext:value-type="float">
            <text:p>72099</text:p>
          </table:table-cell>
          <table:table-cell office:value-type="string" calcext:value-type="string">
            <text:p>Moca Municipio, Puerto Rico</text:p>
          </table:table-cell>
          <table:table-cell office:value-type="float" office:value="37117" calcext:value-type="float">
            <text:p>37117</text:p>
          </table:table-cell>
          <table:table-cell office:value-type="string" calcext:value-type="string">
            <text:p>*****</text:p>
          </table:table-cell>
          <table:table-cell office:value-type="float" office:value="34305" calcext:value-type="float">
            <text:p>34305</text:p>
          </table:table-cell>
          <table:table-cell office:value-type="float" office:value="926" calcext:value-type="float">
            <text:p>926</text:p>
          </table:table-cell>
          <table:table-cell office:value-type="float" office:value="2496" calcext:value-type="float">
            <text:p>2496</text:p>
          </table:table-cell>
          <table:table-cell office:value-type="float" office:value="922" calcext:value-type="float">
            <text:p>922</text:p>
          </table:table-cell>
          <table:table-cell office:value-type="float" office:value="88" calcext:value-type="float">
            <text:p>88</text:p>
          </table:table-cell>
          <table:table-cell office:value-type="float" office:value="151" calcext:value-type="float">
            <text:p>151</text:p>
          </table:table-cell>
          <table:table-cell office:value-type="float" office:value="228" calcext:value-type="float">
            <text:p>228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0500000US72101</text:p>
          </table:table-cell>
          <table:table-cell office:value-type="float" office:value="72101" calcext:value-type="float">
            <text:p>72101</text:p>
          </table:table-cell>
          <table:table-cell office:value-type="string" calcext:value-type="string">
            <text:p>Morovis Municipio, Puerto Rico</text:p>
          </table:table-cell>
          <table:table-cell office:value-type="float" office:value="31603" calcext:value-type="float">
            <text:p>31603</text:p>
          </table:table-cell>
          <table:table-cell office:value-type="string" calcext:value-type="string">
            <text:p>*****</text:p>
          </table:table-cell>
          <table:table-cell office:value-type="float" office:value="30000" calcext:value-type="float">
            <text:p>30000</text:p>
          </table:table-cell>
          <table:table-cell office:value-type="float" office:value="882" calcext:value-type="float">
            <text:p>882</text:p>
          </table:table-cell>
          <table:table-cell office:value-type="float" office:value="1360" calcext:value-type="float">
            <text:p>1360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243" calcext:value-type="float">
            <text:p>24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0500000US72107</text:p>
          </table:table-cell>
          <table:table-cell office:value-type="float" office:value="72107" calcext:value-type="float">
            <text:p>72107</text:p>
          </table:table-cell>
          <table:table-cell office:value-type="string" calcext:value-type="string">
            <text:p>Orocovis Municipio, Puerto Rico</text:p>
          </table:table-cell>
          <table:table-cell office:value-type="float" office:value="21529" calcext:value-type="float">
            <text:p>21529</text:p>
          </table:table-cell>
          <table:table-cell office:value-type="string" calcext:value-type="string">
            <text:p>*****</text:p>
          </table:table-cell>
          <table:table-cell office:value-type="float" office:value="20045" calcext:value-type="float">
            <text:p>20045</text:p>
          </table:table-cell>
          <table:table-cell office:value-type="float" office:value="730" calcext:value-type="float">
            <text:p>730</text:p>
          </table:table-cell>
          <table:table-cell office:value-type="float" office:value="951" calcext:value-type="float">
            <text:p>951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533" calcext:value-type="float">
            <text:p>533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0500000US72113</text:p>
          </table:table-cell>
          <table:table-cell office:value-type="float" office:value="72113" calcext:value-type="float">
            <text:p>72113</text:p>
          </table:table-cell>
          <table:table-cell office:value-type="string" calcext:value-type="string">
            <text:p>Ponce Municipio, Puerto Rico</text:p>
          </table:table-cell>
          <table:table-cell office:value-type="float" office:value="145278" calcext:value-type="float">
            <text:p>145278</text:p>
          </table:table-cell>
          <table:table-cell office:value-type="string" calcext:value-type="string">
            <text:p>*****</text:p>
          </table:table-cell>
          <table:table-cell office:value-type="float" office:value="136065" calcext:value-type="float">
            <text:p>136065</text:p>
          </table:table-cell>
          <table:table-cell office:value-type="float" office:value="1559" calcext:value-type="float">
            <text:p>1559</text:p>
          </table:table-cell>
          <table:table-cell office:value-type="float" office:value="6692" calcext:value-type="float">
            <text:p>6692</text:p>
          </table:table-cell>
          <table:table-cell office:value-type="float" office:value="1292" calcext:value-type="float">
            <text:p>1292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float" office:value="2142" calcext:value-type="float">
            <text:p>2142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0500000US72119</text:p>
          </table:table-cell>
          <table:table-cell office:value-type="float" office:value="72119" calcext:value-type="float">
            <text:p>72119</text:p>
          </table:table-cell>
          <table:table-cell office:value-type="string" calcext:value-type="string">
            <text:p>Río Grande Municipio, Puerto Rico</text:p>
          </table:table-cell>
          <table:table-cell office:value-type="float" office:value="51009" calcext:value-type="float">
            <text:p>51009</text:p>
          </table:table-cell>
          <table:table-cell office:value-type="string" calcext:value-type="string">
            <text:p>*****</text:p>
          </table:table-cell>
          <table:table-cell office:value-type="float" office:value="47669" calcext:value-type="float">
            <text:p>47669</text:p>
          </table:table-cell>
          <table:table-cell office:value-type="float" office:value="1192" calcext:value-type="float">
            <text:p>1192</text:p>
          </table:table-cell>
          <table:table-cell office:value-type="float" office:value="3021" calcext:value-type="float">
            <text:p>3021</text:p>
          </table:table-cell>
          <table:table-cell office:value-type="float" office:value="1109" calcext:value-type="float">
            <text:p>1109</text:p>
          </table:table-cell>
          <table:table-cell office:value-type="float" office:value="247" calcext:value-type="float">
            <text:p>247</text:p>
          </table:table-cell>
          <table:table-cell office:value-type="float" office:value="301" calcext:value-type="float">
            <text:p>301</text:p>
          </table:table-cell>
          <table:table-cell office:value-type="float" office:value="72" calcext:value-type="float">
            <text:p>7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0500000US72121</text:p>
          </table:table-cell>
          <table:table-cell office:value-type="float" office:value="72121" calcext:value-type="float">
            <text:p>72121</text:p>
          </table:table-cell>
          <table:table-cell office:value-type="string" calcext:value-type="string">
            <text:p>Sabana Grande Municipio, Puerto Rico</text:p>
          </table:table-cell>
          <table:table-cell office:value-type="float" office:value="23251" calcext:value-type="float">
            <text:p>23251</text:p>
          </table:table-cell>
          <table:table-cell office:value-type="float" office:value="2389" calcext:value-type="float">
            <text:p>2389</text:p>
          </table:table-cell>
          <table:table-cell office:value-type="float" office:value="22429" calcext:value-type="float">
            <text:p>22429</text:p>
          </table:table-cell>
          <table:table-cell office:value-type="float" office:value="2402" calcext:value-type="float">
            <text:p>2402</text:p>
          </table:table-cell>
          <table:table-cell office:value-type="float" office:value="573" calcext:value-type="float">
            <text:p>573</text:p>
          </table:table-cell>
          <table:table-cell office:value-type="float" office:value="348" calcext:value-type="float">
            <text:p>348</text:p>
          </table:table-cell>
          <table:table-cell office:value-type="float" office:value="81" calcext:value-type="float">
            <text:p>81</text:p>
          </table:table-cell>
          <table:table-cell office:value-type="float" office:value="126" calcext:value-type="float">
            <text:p>126</text:p>
          </table:table-cell>
          <table:table-cell office:value-type="float" office:value="168" calcext:value-type="float">
            <text:p>16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0500000US72123</text:p>
          </table:table-cell>
          <table:table-cell office:value-type="float" office:value="72123" calcext:value-type="float">
            <text:p>72123</text:p>
          </table:table-cell>
          <table:table-cell office:value-type="string" calcext:value-type="string">
            <text:p>Salinas Municipio, Puerto Rico</text:p>
          </table:table-cell>
          <table:table-cell office:value-type="float" office:value="28846" calcext:value-type="float">
            <text:p>28846</text:p>
          </table:table-cell>
          <table:table-cell office:value-type="string" calcext:value-type="string">
            <text:p>*****</text:p>
          </table:table-cell>
          <table:table-cell office:value-type="float" office:value="27042" calcext:value-type="float">
            <text:p>27042</text:p>
          </table:table-cell>
          <table:table-cell office:value-type="float" office:value="725" calcext:value-type="float">
            <text:p>725</text:p>
          </table:table-cell>
          <table:table-cell office:value-type="float" office:value="1649" calcext:value-type="float">
            <text:p>1649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0500000US72125</text:p>
          </table:table-cell>
          <table:table-cell office:value-type="float" office:value="72125" calcext:value-type="float">
            <text:p>72125</text:p>
          </table:table-cell>
          <table:table-cell office:value-type="string" calcext:value-type="string">
            <text:p>San Germán Municipio, Puerto Rico</text:p>
          </table:table-cell>
          <table:table-cell office:value-type="float" office:value="32321" calcext:value-type="float">
            <text:p>32321</text:p>
          </table:table-cell>
          <table:table-cell office:value-type="string" calcext:value-type="string">
            <text:p>*****</text:p>
          </table:table-cell>
          <table:table-cell office:value-type="float" office:value="29245" calcext:value-type="float">
            <text:p>29245</text:p>
          </table:table-cell>
          <table:table-cell office:value-type="float" office:value="1143" calcext:value-type="float">
            <text:p>1143</text:p>
          </table:table-cell>
          <table:table-cell office:value-type="float" office:value="2903" calcext:value-type="float">
            <text:p>2903</text:p>
          </table:table-cell>
          <table:table-cell office:value-type="float" office:value="1094" calcext:value-type="float">
            <text:p>1094</text:p>
          </table:table-cell>
          <table:table-cell office:value-type="float" office:value="173" calcext:value-type="float">
            <text:p>173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float" office:value="347052" calcext:value-type="float">
            <text:p>347052</text:p>
          </table:table-cell>
          <table:table-cell office:value-type="string" calcext:value-type="string">
            <text:p>*****</text:p>
          </table:table-cell>
          <table:table-cell office:value-type="float" office:value="289923" calcext:value-type="float">
            <text:p>289923</text:p>
          </table:table-cell>
          <table:table-cell office:value-type="float" office:value="4341" calcext:value-type="float">
            <text:p>4341</text:p>
          </table:table-cell>
          <table:table-cell office:value-type="float" office:value="15785" calcext:value-type="float">
            <text:p>15785</text:p>
          </table:table-cell>
          <table:table-cell office:value-type="float" office:value="2055" calcext:value-type="float">
            <text:p>2055</text:p>
          </table:table-cell>
          <table:table-cell office:value-type="float" office:value="2001" calcext:value-type="float">
            <text:p>2001</text:p>
          </table:table-cell>
          <table:table-cell office:value-type="float" office:value="766" calcext:value-type="float">
            <text:p>766</text:p>
          </table:table-cell>
          <table:table-cell office:value-type="float" office:value="39343" calcext:value-type="float">
            <text:p>39343</text:p>
          </table:table-cell>
          <table:table-cell office:value-type="float" office:value="3872" calcext:value-type="float">
            <text:p>3872</text:p>
          </table:table-cell>
        </table:table-row>
        <table:table-row table:style-name="ro1">
          <table:table-cell office:value-type="string" calcext:value-type="string">
            <text:p>0500000US72129</text:p>
          </table:table-cell>
          <table:table-cell office:value-type="float" office:value="72129" calcext:value-type="float">
            <text:p>72129</text:p>
          </table:table-cell>
          <table:table-cell office:value-type="string" calcext:value-type="string">
            <text:p>San Lorenzo Municipio, Puerto Rico</text:p>
          </table:table-cell>
          <table:table-cell office:value-type="float" office:value="38174" calcext:value-type="float">
            <text:p>38174</text:p>
          </table:table-cell>
          <table:table-cell office:value-type="string" calcext:value-type="string">
            <text:p>*****</text:p>
          </table:table-cell>
          <table:table-cell office:value-type="float" office:value="33547" calcext:value-type="float">
            <text:p>33547</text:p>
          </table:table-cell>
          <table:table-cell office:value-type="float" office:value="1026" calcext:value-type="float">
            <text:p>1026</text:p>
          </table:table-cell>
          <table:table-cell office:value-type="float" office:value="3777" calcext:value-type="float">
            <text:p>3777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850" calcext:value-type="float">
            <text:p>85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0500000US72131</text:p>
          </table:table-cell>
          <table:table-cell office:value-type="float" office:value="72131" calcext:value-type="float">
            <text:p>72131</text:p>
          </table:table-cell>
          <table:table-cell office:value-type="string" calcext:value-type="string">
            <text:p>San Sebastián Municipio, Puerto Rico</text:p>
          </table:table-cell>
          <table:table-cell office:value-type="float" office:value="38202" calcext:value-type="float">
            <text:p>38202</text:p>
          </table:table-cell>
          <table:table-cell office:value-type="string" calcext:value-type="string">
            <text:p>*****</text:p>
          </table:table-cell>
          <table:table-cell office:value-type="float" office:value="35241" calcext:value-type="float">
            <text:p>35241</text:p>
          </table:table-cell>
          <table:table-cell office:value-type="float" office:value="978" calcext:value-type="float">
            <text:p>978</text:p>
          </table:table-cell>
          <table:table-cell office:value-type="float" office:value="2548" calcext:value-type="float">
            <text:p>2548</text:p>
          </table:table-cell>
          <table:table-cell office:value-type="float" office:value="869" calcext:value-type="float">
            <text:p>869</text:p>
          </table:table-cell>
          <table:table-cell office:value-type="float" office:value="242" calcext:value-type="float">
            <text:p>242</text:p>
          </table:table-cell>
          <table:table-cell office:value-type="float" office:value="397" calcext:value-type="float">
            <text:p>397</text:p>
          </table:table-cell>
          <table:table-cell office:value-type="float" office:value="171" calcext:value-type="float">
            <text:p>17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0500000US72135</text:p>
          </table:table-cell>
          <table:table-cell office:value-type="float" office:value="72135" calcext:value-type="float">
            <text:p>72135</text:p>
          </table:table-cell>
          <table:table-cell office:value-type="string" calcext:value-type="string">
            <text:p>Toa Alta Municipio, Puerto Rico</text:p>
          </table:table-cell>
          <table:table-cell office:value-type="float" office:value="73980" calcext:value-type="float">
            <text:p>73980</text:p>
          </table:table-cell>
          <table:table-cell office:value-type="string" calcext:value-type="string">
            <text:p>*****</text:p>
          </table:table-cell>
          <table:table-cell office:value-type="float" office:value="69822" calcext:value-type="float">
            <text:p>69822</text:p>
          </table:table-cell>
          <table:table-cell office:value-type="float" office:value="1110" calcext:value-type="float">
            <text:p>1110</text:p>
          </table:table-cell>
          <table:table-cell office:value-type="float" office:value="2843" calcext:value-type="float">
            <text:p>2843</text:p>
          </table:table-cell>
          <table:table-cell office:value-type="float" office:value="933" calcext:value-type="float">
            <text:p>933</text:p>
          </table:table-cell>
          <table:table-cell office:value-type="float" office:value="71" calcext:value-type="float">
            <text:p>71</text:p>
          </table:table-cell>
          <table:table-cell office:value-type="float" office:value="129" calcext:value-type="float">
            <text:p>129</text:p>
          </table:table-cell>
          <table:table-cell office:value-type="float" office:value="1244" calcext:value-type="float">
            <text:p>1244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string" calcext:value-type="string">
            <text:p>0500000US72137</text:p>
          </table:table-cell>
          <table:table-cell office:value-type="float" office:value="72137" calcext:value-type="float">
            <text:p>72137</text:p>
          </table:table-cell>
          <table:table-cell office:value-type="string" calcext:value-type="string">
            <text:p>Toa Baja Municipio, Puerto Rico</text:p>
          </table:table-cell>
          <table:table-cell office:value-type="float" office:value="80207" calcext:value-type="float">
            <text:p>80207</text:p>
          </table:table-cell>
          <table:table-cell office:value-type="string" calcext:value-type="string">
            <text:p>*****</text:p>
          </table:table-cell>
          <table:table-cell office:value-type="float" office:value="73882" calcext:value-type="float">
            <text:p>73882</text:p>
          </table:table-cell>
          <table:table-cell office:value-type="float" office:value="1444" calcext:value-type="float">
            <text:p>1444</text:p>
          </table:table-cell>
          <table:table-cell office:value-type="float" office:value="4587" calcext:value-type="float">
            <text:p>4587</text:p>
          </table:table-cell>
          <table:table-cell office:value-type="float" office:value="1244" calcext:value-type="float">
            <text:p>1244</text:p>
          </table:table-cell>
          <table:table-cell office:value-type="float" office:value="198" calcext:value-type="float">
            <text:p>198</text:p>
          </table:table-cell>
          <table:table-cell office:value-type="float" office:value="245" calcext:value-type="float">
            <text:p>245</text:p>
          </table:table-cell>
          <table:table-cell office:value-type="float" office:value="1540" calcext:value-type="float">
            <text:p>1540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0500000US72139</text:p>
          </table:table-cell>
          <table:table-cell office:value-type="float" office:value="72139" calcext:value-type="float">
            <text:p>72139</text:p>
          </table:table-cell>
          <table:table-cell office:value-type="string" calcext:value-type="string">
            <text:p>Trujillo Alto Municipio, Puerto Rico</text:p>
          </table:table-cell>
          <table:table-cell office:value-type="float" office:value="68242" calcext:value-type="float">
            <text:p>68242</text:p>
          </table:table-cell>
          <table:table-cell office:value-type="string" calcext:value-type="string">
            <text:p>*****</text:p>
          </table:table-cell>
          <table:table-cell office:value-type="float" office:value="62781" calcext:value-type="float">
            <text:p>62781</text:p>
          </table:table-cell>
          <table:table-cell office:value-type="float" office:value="1504" calcext:value-type="float">
            <text:p>1504</text:p>
          </table:table-cell>
          <table:table-cell office:value-type="float" office:value="3042" calcext:value-type="float">
            <text:p>3042</text:p>
          </table:table-cell>
          <table:table-cell office:value-type="float" office:value="973" calcext:value-type="float">
            <text:p>973</text:p>
          </table:table-cell>
          <table:table-cell office:value-type="float" office:value="687" calcext:value-type="float">
            <text:p>687</text:p>
          </table:table-cell>
          <table:table-cell office:value-type="float" office:value="509" calcext:value-type="float">
            <text:p>509</text:p>
          </table:table-cell>
          <table:table-cell office:value-type="float" office:value="1732" calcext:value-type="float">
            <text:p>173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0500000US72143</text:p>
          </table:table-cell>
          <table:table-cell office:value-type="float" office:value="72143" calcext:value-type="float">
            <text:p>72143</text:p>
          </table:table-cell>
          <table:table-cell office:value-type="string" calcext:value-type="string">
            <text:p>Vega Alta Municipio, Puerto Rico</text:p>
          </table:table-cell>
          <table:table-cell office:value-type="float" office:value="38230" calcext:value-type="float">
            <text:p>38230</text:p>
          </table:table-cell>
          <table:table-cell office:value-type="string" calcext:value-type="string">
            <text:p>*****</text:p>
          </table:table-cell>
          <table:table-cell office:value-type="float" office:value="34748" calcext:value-type="float">
            <text:p>34748</text:p>
          </table:table-cell>
          <table:table-cell office:value-type="float" office:value="1385" calcext:value-type="float">
            <text:p>1385</text:p>
          </table:table-cell>
          <table:table-cell office:value-type="float" office:value="3026" calcext:value-type="float">
            <text:p>3026</text:p>
          </table:table-cell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456" calcext:value-type="float">
            <text:p>456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0500000US72145</text:p>
          </table:table-cell>
          <table:table-cell office:value-type="float" office:value="72145" calcext:value-type="float">
            <text:p>72145</text:p>
          </table:table-cell>
          <table:table-cell office:value-type="string" calcext:value-type="string">
            <text:p>Vega Baja Municipio, Puerto Rico</text:p>
          </table:table-cell>
          <table:table-cell office:value-type="float" office:value="53674" calcext:value-type="float">
            <text:p>53674</text:p>
          </table:table-cell>
          <table:table-cell office:value-type="string" calcext:value-type="string">
            <text:p>*****</text:p>
          </table:table-cell>
          <table:table-cell office:value-type="float" office:value="51520" calcext:value-type="float">
            <text:p>51520</text:p>
          </table:table-cell>
          <table:table-cell office:value-type="float" office:value="985" calcext:value-type="float">
            <text:p>985</text:p>
          </table:table-cell>
          <table:table-cell office:value-type="float" office:value="1698" calcext:value-type="float">
            <text:p>1698</text:p>
          </table:table-cell>
          <table:table-cell office:value-type="float" office:value="902" calcext:value-type="float">
            <text:p>902</text:p>
          </table:table-cell>
          <table:table-cell office:value-type="float" office:value="295" calcext:value-type="float">
            <text:p>295</text:p>
          </table:table-cell>
          <table:table-cell office:value-type="float" office:value="390" calcext:value-type="float">
            <text:p>390</text:p>
          </table:table-cell>
          <table:table-cell office:value-type="float" office:value="161" calcext:value-type="float">
            <text:p>16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0500000US72153</text:p>
          </table:table-cell>
          <table:table-cell office:value-type="float" office:value="72153" calcext:value-type="float">
            <text:p>72153</text:p>
          </table:table-cell>
          <table:table-cell office:value-type="string" calcext:value-type="string">
            <text:p>Yauco Municipio, Puerto Rico</text:p>
          </table:table-cell>
          <table:table-cell office:value-type="float" office:value="36673" calcext:value-type="float">
            <text:p>36673</text:p>
          </table:table-cell>
          <table:table-cell office:value-type="string" calcext:value-type="string">
            <text:p>*****</text:p>
          </table:table-cell>
          <table:table-cell office:value-type="float" office:value="35684" calcext:value-type="float">
            <text:p>35684</text:p>
          </table:table-cell>
          <table:table-cell office:value-type="float" office:value="500" calcext:value-type="float">
            <text:p>500</text:p>
          </table:table-cell>
          <table:table-cell office:value-type="float" office:value="653" calcext:value-type="float">
            <text:p>653</text:p>
          </table:table-cell>
          <table:table-cell office:value-type="float" office:value="424" calcext:value-type="float">
            <text:p>424</text:p>
          </table:table-cell>
          <table:table-cell office:value-type="float" office:value="120" calcext:value-type="float">
            <text:p>120</text:p>
          </table:table-cell>
          <table:table-cell office:value-type="float" office:value="197" calcext:value-type="float">
            <text:p>197</text:p>
          </table:table-cell>
          <table:table-cell office:value-type="float" office:value="216" calcext:value-type="float">
            <text:p>216</text:p>
          </table:table-cell>
          <table:table-cell office:value-type="float" office:value="194" calcext:value-type="float">
            <text:p>1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37" meta:object-count="0"/>
    <meta:generator>LibreOffice/6.0.7.3$Linux_X86_64 LibreOffice_project/00m0$Build-3</meta:generator>
  </office:meta>
</office:document-meta>
</file>